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1" table:number-rows-repeated="1048507">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3">00/00/0000</text:date>, <text:time style:data-style-name="N2" text:time-value="23:53:28.49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13T23:55:43.586000000</dc:date>
    <meta:editing-duration>PT7H56M13S</meta:editing-duration>
    <meta:editing-cycles>239</meta:editing-cycles>
    <meta:document-statistic meta:table-count="1" meta:cell-count="271" meta:object-count="0"/>
  </office:meta>
</office:document-meta>
</file>